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00000003201CA12F14.png"/>
  <manifest:file-entry manifest:media-type="image/png" manifest:full-path="Pictures/10000000000005A0000003332F0EA3F7.png"/>
  <manifest:file-entry manifest:media-type="image/png" manifest:full-path="Pictures/100000000000050000000320CD88E1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255cm, 12.247cm, 0cm, 4.0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svg:stroke-opacity="100%" draw:stroke-linejoin="round" draw:fill="solid" draw:fill-color="#99ccff" draw:opacity="10%" draw:textarea-horizontal-align="left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cm" svg:stroke-color="#ff0000" draw:marker-start="線の終点_20_27" draw:marker-start-width="0.9cm" draw:marker-start-center="false" draw:marker-end="線の終点_20_28" draw:marker-end-width="0.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fo:margin-left="0cm" fo:margin-right="0cm" fo:text-indent="0cm" style:line-break="strict" style:writing-mode="lr-tb" style:font-independent-line-spacing="tru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line-height="100%" fo:text-align="center" fo:text-indent="0cm" style:line-break="stric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align="end" fo:text-indent="0cm" style:line-break="strict"/>
    </style:style>
    <style:style style:name="T1" style:family="text">
      <style:text-properties fo:language="en" fo:country="US" style:font-family-asian="'Takao Pゴシック'" style:font-pitch-asian="variable" style:language-asian="ja" style:country-asian="JP" style:font-family-complex="'Takao Pゴシック'" style:font-pitch-complex="variable"/>
    </style:style>
    <style:style style:name="T2" style:family="text">
      <style:text-properties fo:font-family="'ＭＳ Ｐゴシック'" style:font-family-generic="modern" style:font-pitch="variable" fo:language="none" fo:country="none" style:font-family-asian="'Takao Pゴシック'" style:font-pitch-asian="variable" style:language-asian="ja" style:country-asian="JP" style:font-family-complex="'Takao Pゴシック'" style:font-pitch-complex="variable"/>
    </style:style>
    <style:style style:name="T3" style:family="text">
      <style:text-properties fo:font-family="'Takao P明朝'" style:font-pitch="variable" fo:font-size="14pt" fo:language="en" fo:country="US" style:font-family-asian="'Takao Pゴシック'" style:font-pitch-asian="variable" style:font-size-asian="14pt" style:language-asian="ja" style:country-asian="JP" style:font-family-complex="'Takao Pゴシック'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>
        <draw:frame draw:name="図 1" draw:style-name="gr1" draw:text-style-name="P1" draw:layer="layout" svg:width="14.998cm" svg:height="9.371cm" svg:x="0.154cm" svg:y="0.498cm">
          <draw:image xlink:href="Pictures/1000000000000500000003201CA12F14.png" xlink:type="simple" xlink:show="embed" xlink:actuate="onLoad">
            <text:p/>
          </draw:image>
        </draw:frame>
        <draw:frame draw:name="図 2" draw:style-name="gr1" draw:text-style-name="P1" draw:layer="layout" svg:width="15.002cm" svg:height="9.371cm" svg:x="0.15cm" svg:y="10.601cm">
          <draw:image xlink:href="Pictures/100000000000050000000320CD88E18A.png" xlink:type="simple" xlink:show="embed" xlink:actuate="onLoad">
            <text:p/>
          </draw:image>
        </draw:frame>
        <draw:custom-shape draw:name="テキスト ボックス 3" draw:style-name="gr2" draw:text-style-name="P3" draw:layer="layout" svg:width="9.503cm" svg:height="1.775cm" svg:x="1.248cm" svg:y="9.798cm">
          <text:list text:style-name="L1">
            <text:list-header>
              <text:p text:style-name="P2"><text:span text:style-name="T1">RTM</text:span><text:span text:style-name="T1">のみ時の</text:span><text:span text:style-name="T1">RT SystemEdi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図 4" draw:style-name="gr3" draw:text-style-name="P1" draw:layer="layout" svg:width="15.998cm" svg:height="15.002cm" svg:x="11.902cm" svg:y="1.499cm">
          <draw:image xlink:href="Pictures/10000000000005A0000003332F0EA3F7.png" xlink:type="simple" xlink:show="embed" xlink:actuate="onLoad">
            <text:p/>
          </draw:image>
        </draw:frame>
        <draw:custom-shape draw:name="テキスト ボックス 5" draw:style-name="gr4" draw:text-style-name="P3" draw:layer="layout" svg:width="10.5cm" svg:height="1.013cm" svg:x="16.298cm" svg:y="16.501cm">
          <text:list text:style-name="L1">
            <text:list-header>
              <text:p text:style-name="P2"><text:span text:style-name="T1">Navigation</text:span><text:span text:style-name="T1">時の</text:span><text:span text:style-name="T1">ROS</text:span><text:span text:style-name="T1">の全ノー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6" draw:style-name="gr2" draw:text-style-name="P3" draw:layer="layout" svg:width="15.915cm" svg:height="1.775cm" svg:x="0.595cm" svg:y="19.901cm">
          <text:list text:style-name="L1">
            <text:list-header>
              <text:p text:style-name="P2"><text:span text:style-name="T1">RTM+ROS</text:span><text:span text:style-name="T1">ブリッジ時の</text:span><text:span text:style-name="T1">RT SystemEd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フリーフォーム 7" draw:style-name="gr5" draw:text-style-name="P4" draw:id="id1" draw:layer="layout" svg:width="1.504cm" svg:height="1.504cm" svg:x="9.798cm" svg:y="13.798cm">
          <text:p/>
          <draw:enhanced-geometry svg:viewBox="0 0 21600 21600" draw:extrusion-allowed="true" draw:glue-points="270669 0 541338 270669 270669 541337 0 270669" draw:glue-point-type="270669 0 541338 270669 270669 541337 0 270669" draw:type="non-primitive" draw:enhanced-path="M 0 0 L 21600 0 L 21600 21600 L 0 21600 L 0 0 Z N"/>
        </draw:custom-shape>
        <draw:custom-shape draw:name="フリーフォーム 8" draw:style-name="gr5" draw:text-style-name="P4" draw:id="id2" draw:layer="layout" svg:width="3.299cm" svg:height="1.2cm" svg:x="16.999cm" svg:y="12.4cm">
          <text:p/>
          <draw:enhanced-geometry svg:viewBox="0 0 21600 21600" draw:extrusion-allowed="true" draw:glue-points="593725 0 1187450 215900 593725 431800 0 215900" draw:glue-point-type="593725 0 1187450 215900 593725 431800 0 215900" draw:type="non-primitive" draw:enhanced-path="M 0 0 L 21600 0 L 21600 21600 L 0 21600 L 0 0 Z N"/>
        </draw:custom-shape>
        <draw:connector draw:name="曲線コネクタ 9" draw:style-name="gr6" draw:text-style-name="P1" draw:layer="layout" draw:type="curve" svg:x1="11.302cm" svg:y1="15.302cm" svg:x2="16.999cm" svg:y2="13.6cm" draw:start-shape="id1" draw:start-glue-point="5" draw:end-shape="id2" draw:end-glue-point="7" svg:d="m11302 15302c4273 0 1425-1702 5697-1702">
          <text:p/>
        </draw:connector>
        <draw:custom-shape draw:name="テキスト ボックス 10" draw:style-name="gr2" draw:text-style-name="P7" draw:layer="layout" svg:width="4cm" svg:height="1.775cm" svg:x="8.502cm" svg:y="12.285cm">
          <text:list text:style-name="L1">
            <text:list-header>
              <text:p text:style-name="P5"><text:span text:style-name="T1">RTMROS</text:span></text:p>
            </text:list-header>
          </text:list>
          <text:list text:style-name="L2">
            <text:list-header>
              <text:p text:style-name="P6"><text:span text:style-name="T2">ブリッ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2" draw:text-style-name="P7" draw:layer="layout" svg:width="3.999cm" svg:height="1.775cm" svg:x="16.4cm" svg:y="10.888cm">
          <text:list text:style-name="L1">
            <text:list-header>
              <text:p text:style-name="P5"><text:span text:style-name="T1">RTMROS</text:span></text:p>
            </text:list-header>
          </text:list>
          <text:list text:style-name="L2">
            <text:list-header>
              <text:p text:style-name="P6"><text:span text:style-name="T2">ブリッ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スライド番号プレースホルダー 1" draw:style-name="gr7" draw:text-style-name="P4" draw:layer="layout" svg:width="6.522cm" svg:height="1.451cm" svg:x="20.077cm" svg:y="19.129cm">
          <text:list text:style-name="L3">
            <text:list-header>
              <text:p text:style-name="P8"><text:span text:style-name="T3"><text:page-number>&lt;番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OpenEnd_20_5" draw:display-name="msArrowOpenEnd 5" svg:viewBox="0 0 450 450" svg:d="m225 0 225 410-67 40-158-288-157 288-68-40z"/>
    <draw:marker draw:name="線の終点_20_1" draw:display-name="線の終点 1" svg:viewBox="0 0 315 315" svg:d="m158 0 157 287-47 28-110-202-111 202-47-28z"/>
    <draw:marker draw:name="線の終点_20_10" draw:display-name="線の終点 10" svg:viewBox="0 0 315 315" svg:d="m158 0 157 287-47 28-110-202-111 202-47-28z"/>
    <draw:marker draw:name="線の終点_20_11" draw:display-name="線の終点 11" svg:viewBox="0 0 315 315" svg:d="m158 0 157 287-47 28-110-202-111 202-47-28z"/>
    <draw:marker draw:name="線の終点_20_12" draw:display-name="線の終点 12" svg:viewBox="0 0 315 315" svg:d="m158 0 157 287-47 28-110-202-111 202-47-28z"/>
    <draw:marker draw:name="線の終点_20_13" draw:display-name="線の終点 13" svg:viewBox="0 0 315 315" svg:d="m158 0 157 287-47 28-110-202-111 202-47-28z"/>
    <draw:marker draw:name="線の終点_20_14" draw:display-name="線の終点 14" svg:viewBox="0 0 315 315" svg:d="m158 0 157 287-47 28-110-202-111 202-47-28z"/>
    <draw:marker draw:name="線の終点_20_15" draw:display-name="線の終点 15" svg:viewBox="0 0 315 315" svg:d="m158 0 157 287-47 28-110-202-111 202-47-28z"/>
    <draw:marker draw:name="線の終点_20_16" draw:display-name="線の終点 16" svg:viewBox="0 0 315 315" svg:d="m158 0 157 287-47 28-110-202-111 202-47-28z"/>
    <draw:marker draw:name="線の終点_20_17" draw:display-name="線の終点 17" svg:viewBox="0 0 315 315" svg:d="m158 0 157 287-47 28-110-202-111 202-47-28z"/>
    <draw:marker draw:name="線の終点_20_18" draw:display-name="線の終点 18" svg:viewBox="0 0 315 315" svg:d="m158 0 157 287-47 28-110-202-111 202-47-28z"/>
    <draw:marker draw:name="線の終点_20_19" draw:display-name="線の終点 19" svg:viewBox="0 0 315 315" svg:d="m158 0 157 287-47 28-110-202-111 202-47-28z"/>
    <draw:marker draw:name="線の終点_20_2" draw:display-name="線の終点 2" svg:viewBox="0 0 315 315" svg:d="m158 0 157 287-47 28-110-202-111 202-47-28z"/>
    <draw:marker draw:name="線の終点_20_20" draw:display-name="線の終点 20" svg:viewBox="0 0 315 315" svg:d="m158 0 157 287-47 28-110-202-111 202-47-28z"/>
    <draw:marker draw:name="線の終点_20_21" draw:display-name="線の終点 21" svg:viewBox="0 0 315 315" svg:d="m158 0 157 287-47 28-110-202-111 202-47-28z"/>
    <draw:marker draw:name="線の終点_20_22" draw:display-name="線の終点 22" svg:viewBox="0 0 315 315" svg:d="m158 0 157 287-47 28-110-202-111 202-47-28z"/>
    <draw:marker draw:name="線の終点_20_23" draw:display-name="線の終点 23" svg:viewBox="0 0 315 315" svg:d="m158 0 157 287-47 28-110-202-111 202-47-28z"/>
    <draw:marker draw:name="線の終点_20_24" draw:display-name="線の終点 24" svg:viewBox="0 0 315 315" svg:d="m158 0 157 287-47 28-110-202-111 202-47-28z"/>
    <draw:marker draw:name="線の終点_20_25" draw:display-name="線の終点 25" svg:viewBox="0 0 315 315" svg:d="m158 0 157 287-47 28-110-202-111 202-47-28z"/>
    <draw:marker draw:name="線の終点_20_26" draw:display-name="線の終点 26" svg:viewBox="0 0 315 315" svg:d="m158 0 157 287-47 28-110-202-111 202-47-28z"/>
    <draw:marker draw:name="線の終点_20_27" draw:display-name="線の終点 27" svg:viewBox="0 0 900 900" svg:d="m450 0 450 819-135 81-315-576-315 576-135-81z"/>
    <draw:marker draw:name="線の終点_20_28" draw:display-name="線の終点 28" svg:viewBox="0 0 900 900" svg:d="m450 0 450 819-135 81-315-576-315 576-135-81z"/>
    <draw:marker draw:name="線の終点_20_3" draw:display-name="線の終点 3" svg:viewBox="0 0 315 315" svg:d="m158 0 157 287-47 28-110-202-111 202-47-28z"/>
    <draw:marker draw:name="線の終点_20_4" draw:display-name="線の終点 4" svg:viewBox="0 0 315 315" svg:d="m158 0 157 287-47 28-110-202-111 202-47-28z"/>
    <draw:marker draw:name="線の終点_20_5" draw:display-name="線の終点 5" svg:viewBox="0 0 315 315" svg:d="m158 0 157 287-47 28-110-202-111 202-47-28z"/>
    <draw:marker draw:name="線の終点_20_6" draw:display-name="線の終点 6" svg:viewBox="0 0 315 315" svg:d="m158 0 157 287-47 28-110-202-111 202-47-28z"/>
    <draw:marker draw:name="線の終点_20_7" draw:display-name="線の終点 7" svg:viewBox="0 0 315 315" svg:d="m158 0 157 287-47 28-110-202-111 202-47-28z"/>
    <draw:marker draw:name="線の終点_20_8" draw:display-name="線の終点 8" svg:viewBox="0 0 315 315" svg:d="m158 0 157 287-47 28-110-202-111 202-47-28z"/>
    <draw:marker draw:name="線の終点_20_9" draw:display-name="線の終点 9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i Okada</meta:initial-creator>
    <meta:creation-date>2011-10-13T11:06:28</meta:creation-date>
    <meta:editing-duration>PT00H01M05S</meta:editing-duration>
    <meta:editing-cycles>2</meta:editing-cycles>
    <dc:date>2011-10-13T11:08:44</dc:date>
    <dc:creator>Kei Okada</dc:creator>
    <meta:generator>OpenOffice.org/3.2$Unix OpenOffice.org_project/320m19$Build-9505</meta:generator>
    <meta:document-statistic meta:object-count="35"/>
  </office:meta>
</office:document-meta>
</file>